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7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43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0.593cm"/>
    </style:style>
    <style:style style:name="co6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6.073cm"/>
    </style:style>
    <style:style style:name="co8" style:family="table-column">
      <style:table-column-properties fo:break-before="auto" style:column-width="3.119cm"/>
    </style:style>
    <style:style style:name="co9" style:family="table-column">
      <style:table-column-properties fo:break-before="auto" style:column-width="2.6cm"/>
    </style:style>
    <style:style style:name="co10" style:family="table-column">
      <style:table-column-properties fo:break-before="auto" style:column-width="0.688cm"/>
    </style:style>
    <style:style style:name="co11" style:family="table-column">
      <style:table-column-properties fo:break-before="auto" style:column-width="0.7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70"/>
    <style:style style:name="ce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  <style:style style:name="T2" style:family="text">
      <style:text-properties style:text-position="33%"/>
    </style:style>
  </office:automatic-styles>
  <office:body>
    <office:spreadsheet>
      <table:table table:name="Chi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hild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eps per rotation</text:p>
          </table:table-cell>
          <table:table-cell table:formula="of:=[.B4]*[.B2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face width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ngle per step</text:p>
          </table:table-cell>
          <table:table-cell table:formula="of:=IFERROR((2*PI()/[.E2]);0)" office:value-type="float" office:value="0.523598775598299" calcext:value-type="float">
            <text:p>0.5235987756</text:p>
          </table:table-cell>
          <table:table-cell table:formula="of:=DEGREES([.E3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teps per fac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gle per face</text:p>
          </table:table-cell>
          <table:table-cell table:formula="of:=[.E3]*[.B4]" office:value-type="float" office:value="2.0943951023932" calcext:value-type="float">
            <text:p>2.0943951024</text:p>
          </table:table-cell>
          <table:table-cell table:formula="of:=DEGREES([.E4])" office:value-type="float" office:value="120" calcext:value-type="float">
            <text:p>12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rrentRadians</text:p>
          </table:table-cell>
          <table:table-cell table:formula="of:=[.E3]*[calc.B1]" office:value-type="float" office:value="5.75958653158129" calcext:value-type="float">
            <text:p>5.759586531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ternal angle</text:p>
          </table:table-cell>
          <table:table-cell table:formula="of:=RADIANS(360/[.B2])" office:value-type="float" office:value="2.0943951023932" calcext:value-type="float">
            <text:p>2.0943951024</text:p>
          </table:table-cell>
          <table:table-cell table:formula="of:=DEGREES([.E6])" office:value-type="float" office:value="120" calcext:value-type="float">
            <text:p>12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ternal angle</text:p>
          </table:table-cell>
          <table:table-cell table:style-name="ce2" table:formula="of:=PI()-[.E6]" office:value-type="float" office:value="1.0471975511966" calcext:value-type="float">
            <text:p>1.0471975512</text:p>
          </table:table-cell>
          <table:table-cell table:formula="of:=DEGREES([.E7])" office:value-type="float" office:value="60" calcext:value-type="float">
            <text:p>6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table:formula="of:=(SQRT(([.B3]^2) + ([.B3]^2)))/2" office:value-type="float" office:value="10.6066017177982" calcext:value-type="float">
            <text:p>10.606601717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nterX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niterY</text:p>
          </table:table-cell>
          <table:table-cell office:value-type="string" calcext:value-type="string">
            <text:p>?</text:p>
          </table:table-cell>
          <table:table-cell/>
        </table:table-row>
      </table:table>
      <table:table table:name="Parent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arent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teps per rotation</text:p>
          </table:table-cell>
          <table:table-cell table:formula="of:=[.B4]*[.B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ce width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ngle per step</text:p>
          </table:table-cell>
          <table:table-cell table:style-name="ce2" table:formula="of:=IFERROR(2*PI()/[.E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eps per fa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gle per face</text:p>
          </table:table-cell>
          <table:table-cell table:formula="of:=[.E3]*[.B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nterX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urrentRadians</text:p>
          </table:table-cell>
          <table:table-cell table:formula="of:=[.E3]*[calc.B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nterY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internal angle</text:p>
          </table:table-cell>
          <table:table-cell table:formula="of:=RADIANS(360/[.B2])" office:value-type="float" office:value="1.25663706143592" calcext:value-type="float">
            <text:p>1.2566370614</text:p>
          </table:table-cell>
          <table:table-cell table:formula="of:=DEGREES([.E6])" office:value-type="float" office:value="72" calcext:value-type="float">
            <text:p>7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ternal angle</text:p>
          </table:table-cell>
          <table:table-cell table:formula="of:=(PI()-[.E6])" office:value-type="float" office:value="1.88495559215388" calcext:value-type="float">
            <text:p>1.8849555922</text:p>
          </table:table-cell>
          <table:table-cell table:formula="of:=DEGREES([.E7])" office:value-type="float" office:value="108" calcext:value-type="float">
            <text:p>1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table:formula="of:=(SQRT(([.B3]^2) + ([.B3]^2)))/2" office:value-type="float" office:value="28.2842712474619" calcext:value-type="float">
            <text:p>28.284271247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nterX</text:p>
          </table:table-cell>
          <table:table-cell table:formula="of:=([.E8]*COS([.E5]))+[.B5]" office:value-type="float" office:value="78.2842712474619" calcext:value-type="float">
            <text:p>78.284271247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nterY</text:p>
          </table:table-cell>
          <table:table-cell table:formula="of:=([.E9]*SIN([.E5]))+[.B6]" office:value-type="float" office:value="50" calcext:value-type="float">
            <text:p>50</text:p>
          </table:table-cell>
          <table:table-cell/>
        </table:table-row>
      </table:table>
      <table:table table:name="calc" table:style-name="ta1">
        <table:shapes>
          <draw:frame draw:z-index="0" draw:style-name="gr1" draw:text-style-name="P1" svg:width="13.904cm" svg:height="13.642cm" svg:x="15.753cm" svg:y="0.16cm">
            <draw:object draw:notify-on-update-of-ranges="Graph.B8:Graph.B8 Graph.C8:Graph.C8 Graph.B2:Graph.B3 Graph.C2:Graph.C3 Graph.B3:Graph.B7 Graph.C3:Graph.C7 Parent.B5:Parent.B5 Parent.B6:Parent.B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row table:style-name="ro1">
          <table:table-cell table:style-name="ce3" office:value-type="string" calcext:value-type="string">
            <text:p>current steps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 Parent Face ratio</text:p>
          </table:table-cell>
          <table:table-cell table:style-name="ce5" table:formula="of:=ParentWidth/childWidth" office:value-type="float" office:value="2.66666666666667" calcext:value-type="float">
            <text:p>2 2/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rotation (rad)</text:p>
          </table:table-cell>
          <table:table-cell table:formula="of:=[Child.E3]*[.B1]" office:value-type="float" office:value="5.75958653158129" calcext:value-type="float">
            <text:p>5.7595865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child rotation (face)</text:p>
          </table:table-cell>
          <table:table-cell table:formula="of:=[.B3]/((2*PI())/[Child.B2])" office:value-type="float" office:value="2.75" calcext:value-type="float">
            <text:p>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iling face ratio (face)</text:p>
          </table:table-cell>
          <table:table-cell table:formula="of:=CEILING([.B2];1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nt face distance (rad)</text:p>
          </table:table-cell>
          <table:table-cell table:formula="of:=[.B5]*[Child.E4]" office:value-type="float" office:value="6.28318530717959" calcext:value-type="float">
            <text:p>6.2831853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ers passed</text:p>
          </table:table-cell>
          <table:table-cell table:formula="of:=FLOOR(currentChildRotation/(ParentFaceDistance +(PI() -[Parent.E7] ))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er angles passed (rad)</text:p>
          </table:table-cell>
          <table:table-cell table:formula="of:=[.B7]*((2*PI())/[Parent.B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nt distance (rad)</text:p>
          </table:table-cell>
          <table:table-cell table:formula="of:=([.B6]+[Parent.E7])*[Parent.B2]" office:value-type="float" office:value="40.8407044966673" calcext:value-type="float">
            <text:p>40.84070449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nt active face (PAF)</text:p>
          </table:table-cell>
          <table:table-cell table:formula="of:=(MOD(([.B4]/[.B2]);[Parent.B2]))+1" office:value-type="float" office:value="2.03125" calcext:value-type="float">
            <text:p>2.03125</text:p>
          </table:table-cell>
          <table:table-cell table:formula="of:=[.B7]+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F start X</text:p>
          </table:table-cell>
          <table:table-cell table:formula="of:=(parentRadius*COS(parentRadians+((PAFF-1) * ParentCornerAngle))) + parentX" office:value-type="float" office:value="78.2842712474619" calcext:value-type="float">
            <text:p>78.2842712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F start Y</text:p>
          </table:table-cell>
          <table:table-cell table:formula="of:=(parentRadius*SIN(parentRadians+((PAFF-1) * ParentCornerAngle))) + parentY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F end X</text:p>
          </table:table-cell>
          <table:table-cell table:formula="of:=(parentRadius*COS(parentRadians+ ((PAFF) *ParentCornerAngle))) +parentX" office:value-type="float" office:value="41.2596795110236" calcext:value-type="float">
            <text:p>41.259679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F end Y</text:p>
          </table:table-cell>
          <table:table-cell table:formula="of:=parentRadius*SIN(parentRadians+((PAFF) *ParentCornerAngle)) + parentY" office:value-type="float" office:value="76.8999404785583" calcext:value-type="float">
            <text:p>76.899940478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adians to get around corner</text:p>
          </table:table-cell>
          <table:table-cell table:formula="of:=PI()-[Parent.E7]" office:value-type="float" office:value="1.25663706143592" calcext:value-type="float">
            <text:p>1.2566370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 rads to be on corner</text:p>
          </table:table-cell>
          <table:table-cell table:formula="of:=[.B6]*[.C10]" office:value-type="float" office:value="6.28318530717959" calcext:value-type="float">
            <text:p>6.2831853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rads to be on corner</text:p>
          </table:table-cell>
          <table:table-cell table:formula="of:=[.B17]+(([.B16])*[.C10])" office:value-type="float" office:value="7.5398223686155" calcext:value-type="float">
            <text:p>7.539822368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is on corner</text:p>
          </table:table-cell>
          <table:table-cell table:formula="of:=IF(([.B3] &gt;= [.B17])      AND      ([.B3] &lt;= [.B18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FStartToContactPoint</text:p>
          </table:table-cell>
          <table:table-cell table:formula="of:=IF([.B22]=1;[Parent.B3]*[.C10];[Child.B3]*([.B3] - ([.B7]*(PI()-[Parent.E7]))))" office:value-type="float" office:value="86.3937979737193" calcext:value-type="float">
            <text:p>86.3937979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ct point radius</text:p>
          </table:table-cell>
          <table:table-cell table:formula="of:=SQRT((([Parent.$E$8]^2)+([.$B$23]^2)) - (2 * [Parent.$E$8] * [.$B$23] * COS(180/ParentFaces)))" office:value-type="float" office:value="94.2829188719153" calcext:value-type="float">
            <text:p>94.2829188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angle</text:p>
          </table:table-cell>
          <table:table-cell table:formula="of:=ASIN((SIN(360/ParentFaces)*MIN([.B23];parentRadius))/[.B24])" office:value-type="float" office:value="0.0762191576457244" calcext:value-type="float">
            <text:p>0.0762191576</text:p>
          </table:table-cell>
          <table:table-cell table:formula="of:=DEGREES([.B25])" office:value-type="float" office:value="4.36703605114229" calcext:value-type="float">
            <text:p>4.3670360511</text:p>
          </table:table-cell>
          <table:table-cell/>
        </table:table-row>
        <table:table-row table:style-name="ro1">
          <table:table-cell office:value-type="string" calcext:value-type="string">
            <text:p>big angle</text:p>
          </table:table-cell>
          <table:table-cell table:formula="of:=RADIANS([.C26])" office:value-type="float" office:value="2.43705496522611" calcext:value-type="float">
            <text:p>2.4370549652</text:p>
          </table:table-cell>
          <table:table-cell table:formula="of:=180 - (180/ParentFaces) - [.C25]" office:value-type="float" office:value="139.632963948858" calcext:value-type="float">
            <text:p>139.6329639489</text:p>
          </table:table-cell>
          <table:table-cell/>
        </table:table-row>
        <table:table-row table:style-name="ro1">
          <table:table-cell office:value-type="string" calcext:value-type="string">
            <text:p>radians from PAF to contact point</text:p>
          </table:table-cell>
          <table:table-cell table:formula="of:=IF([.B23] &lt;= ([Parent.B3]/2);[.B25];[.B26])" office:value-type="float" office:value="2.43705496522611" calcext:value-type="float">
            <text:p>2.4370549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ans from origin to contact point</text:p>
          </table:table-cell>
          <table:table-cell table:formula="of:=[.B27]+((PAFF-1)*((2*PI())/ParentFaces))" office:value-type="float" office:value="2.43705496522611" calcext:value-type="float">
            <text:p>2.4370549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ct point x</text:p>
          </table:table-cell>
          <table:table-cell table:formula="of:=([.$B$24]*COS([.B28]) + parentX)" office:value-type="float" office:value="-21.8351990291746" calcext:value-type="float">
            <text:p>-21.8351990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ct point y</text:p>
          </table:table-cell>
          <table:table-cell table:formula="of:=([.$B$24]*SIN([.$B$28]) + parentY)" office:value-type="float" office:value="111.065317254944" calcext:value-type="float">
            <text:p>111.0653172549</text:p>
          </table:table-cell>
          <table:table-cell table:number-columns-repeated="2"/>
        </table:table-row>
      </table:table>
      <table:table table:name="Graph" table:style-name="ta1">
        <table:shapes>
          <draw:frame draw:z-index="0" draw:style-name="gr1" draw:text-style-name="P1" svg:width="13.904cm" svg:height="13.642cm" svg:x="11.399cm" svg:y="0.508cm">
            <draw:object draw:notify-on-update-of-ranges="Graph.B8:Graph.B8 Graph.C8:Graph.C8 Graph.B2:Graph.B3 Graph.C2:Graph.C3 Graph.B3:Graph.B7 Graph.C3:Graph.C7 Parent.B5:Parent.B5 Parent.B6:Parent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AF start</text:p>
          </table:table-cell>
          <table:table-cell table:formula="of:=(parentRadius*COS(parentRadians+((PAFF+[.D2]) * ParentInternalAngle))) + parentX" office:value-type="float" office:value="78.2842712474619" calcext:value-type="float">
            <text:p>78.2842712475</text:p>
          </table:table-cell>
          <table:table-cell table:formula="of:=([Parent.$E$8]*SIN(parentRadians + ((PAFF+[.D2]) *ParentInternalAngle))) + parentY"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F end</text:p>
          </table:table-cell>
          <table:table-cell table:formula="of:=(parentRadius*COS(parentRadians+((PAFF+[.D3]) * ParentInternalAngle))) + parentX" office:value-type="float" office:value="58.7403204889764" calcext:value-type="float">
            <text:p>58.740320489</text:p>
          </table:table-cell>
          <table:table-cell table:formula="of:=([Parent.$E$8]*SIN(parentRadians + ((PAFF+[.D3]) *ParentInternalAngle))) + parentY" office:value-type="float" office:value="76.8999404785583" calcext:value-type="float">
            <text:p>76.89994047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<text:span text:style-name="T1">rd</text:span></text:p>
          </table:table-cell>
          <table:table-cell table:formula="of:=(parentRadius*COS(parentRadians+((PAFF+[.D4]) * ParentInternalAngle))) + parentX" office:value-type="float" office:value="27.1175438872926" calcext:value-type="float">
            <text:p>27.1175438873</text:p>
          </table:table-cell>
          <table:table-cell table:formula="of:=([Parent.$E$8]*SIN(parentRadians + ((PAFF+[.D4]) *ParentInternalAngle))) + parentY" office:value-type="float" office:value="66.6250775110981" calcext:value-type="float">
            <text:p>66.62507751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<text:span text:style-name="T1">th</text:span></text:p>
          </table:table-cell>
          <table:table-cell table:formula="of:=(parentRadius*COS(parentRadians+((PAFF+[.D5]) * ParentInternalAngle))) + parentX" office:value-type="float" office:value="27.1175438872926" calcext:value-type="float">
            <text:p>27.1175438873</text:p>
          </table:table-cell>
          <table:table-cell table:formula="of:=([Parent.$E$8]*SIN(parentRadians + ((PAFF+[.D5]) *ParentInternalAngle))) + parentY" office:value-type="float" office:value="33.3749224889019" calcext:value-type="float">
            <text:p>33.37492248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<text:span text:style-name="T2">th</text:span></text:p>
          </table:table-cell>
          <table:table-cell table:formula="of:=(parentRadius*COS(parentRadians+((PAFF+[.D6]) * ParentInternalAngle))) + parentX" office:value-type="float" office:value="58.7403204889764" calcext:value-type="float">
            <text:p>58.740320489</text:p>
          </table:table-cell>
          <table:table-cell table:formula="of:=([Parent.$E$8]*SIN(parentRadians + ((PAFF+[.D6]) *ParentInternalAngle))) + parentY" office:value-type="float" office:value="23.1000595214417" calcext:value-type="float">
            <text:p>23.10005952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<text:span text:style-name="T2">th</text:span></text:p>
          </table:table-cell>
          <table:table-cell table:formula="of:=(parentRadius*COS(parentRadians+((PAFF+[.D7]) * ParentInternalAngle))) + parentX" office:value-type="float" office:value="78.2842712474619" calcext:value-type="float">
            <text:p>78.2842712475</text:p>
          </table:table-cell>
          <table:table-cell table:formula="of:=([Parent.$E$8]*SIN(parentRadians + ((PAFF+[.D7]) *ParentInternalAngle))) + parentY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tact point</text:p>
          </table:table-cell>
          <table:table-cell table:style-name="Default" table:formula="of:=[calc.B29]" office:value-type="float" office:value="-21.8351990291746" calcext:value-type="float">
            <text:p>-21.8351990292</text:p>
          </table:table-cell>
          <table:table-cell table:formula="of:=[calc.B30]" office:value-type="float" office:value="111.065317254944" calcext:value-type="float">
            <text:p>111.0653172549</text:p>
          </table:table-cell>
          <table:table-cell/>
        </table:table-row>
      </table:table>
      <table:table table:name="Sheet5" table:style-name="ta1">
        <table:table-column table:style-name="co10" table:number-columns-repeated="6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2" table:number-columns-repeated="2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</table:table-row>
        <table:table-row table:style-name="ro1" table:number-rows-repeated="4">
          <table:table-cell table:number-columns-repeated="3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5"/>
        </table:table-row>
        <table:table-row table:style-name="ro1">
          <table:table-cell table:number-columns-repeated="2"/>
          <table:table-cell table:formula="of:=[.C8]-[.B8]" office:value-type="float" office:value="4" calcext:value-type="float">
            <text:p>4</text:p>
          </table:table-cell>
          <table:table-cell table:formula="of:=[.D8]-[.C8]" office:value-type="float" office:value="3" calcext:value-type="float">
            <text:p>3</text:p>
          </table:table-cell>
          <table:table-cell table:formula="of:=[.E8]-[.D8]" office:value-type="float" office:value="1" calcext:value-type="float">
            <text:p>1</text:p>
          </table:table-cell>
          <table:table-cell table:formula="of:=[.F8]-[.E8]" office:value-type="float" office:value="3" calcext:value-type="float">
            <text:p>3</text:p>
          </table:table-cell>
          <table:table-cell table:formula="of:=[.G8]-[.F8]" office:value-type="float" office:value="4" calcext:value-type="float">
            <text:p>4</text:p>
          </table:table-cell>
          <table:table-cell table:formula="of:=[.H8]-[.G8]" office:value-type="float" office:value="3" calcext:value-type="float">
            <text:p>3</text:p>
          </table:table-cell>
          <table:table-cell table:formula="of:=[.I8]-[.H8]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3"/>
          <table:table-cell table:formula="of:=[.D9]-[.C9]" office:value-type="float" office:value="-1" calcext:value-type="float">
            <text:p>-1</text:p>
          </table:table-cell>
          <table:table-cell table:formula="of:=[.E9]-[.D9]" office:value-type="float" office:value="-2" calcext:value-type="float">
            <text:p>-2</text:p>
          </table:table-cell>
          <table:table-cell table:formula="of:=[.F9]-[.E9]" office:value-type="float" office:value="2" calcext:value-type="float">
            <text:p>2</text:p>
          </table:table-cell>
          <table:table-cell table:formula="of:=[.G9]-[.F9]" office:value-type="float" office:value="1" calcext:value-type="float">
            <text:p>1</text:p>
          </table:table-cell>
          <table:table-cell table:formula="of:=[.H9]-[.G9]" office:value-type="float" office:value="-1" calcext:value-type="float">
            <text:p>-1</text:p>
          </table:table-cell>
          <table:table-cell table:formula="of:=[.I9]-[.H9]" office:value-type="float" office:value="-2" calcext:value-type="float">
            <text:p>-2</text:p>
          </table:table-cell>
          <table:table-cell table:number-columns-repeated="25"/>
        </table:table-row>
        <table:table-row table:style-name="ro1">
          <table:table-cell table:number-columns-repeated="4"/>
          <table:table-cell table:formula="of:=[.E10]-[.D10]" office:value-type="float" office:value="-1" calcext:value-type="float">
            <text:p>-1</text:p>
          </table:table-cell>
          <table:table-cell table:formula="of:=[.F10]-[.E10]" office:value-type="float" office:value="4" calcext:value-type="float">
            <text:p>4</text:p>
          </table:table-cell>
          <table:table-cell table:formula="of:=[.G10]-[.F10]" office:value-type="float" office:value="-1" calcext:value-type="float">
            <text:p>-1</text:p>
          </table:table-cell>
          <table:table-cell table:formula="of:=[.H10]-[.G10]" office:value-type="float" office:value="-2" calcext:value-type="float">
            <text:p>-2</text:p>
          </table:table-cell>
          <table:table-cell table:formula="of:=[.I10]-[.H10]" office:value-type="float" office:value="-1" calcext:value-type="float">
            <text:p>-1</text:p>
          </table:table-cell>
          <table:table-cell table:number-columns-repeated="25"/>
        </table:table-row>
        <table:table-row table:style-name="ro1">
          <table:table-cell table:number-columns-repeated="5"/>
          <table:table-cell table:formula="of:=[.F11]-[.E11]" office:value-type="float" office:value="5" calcext:value-type="float">
            <text:p>5</text:p>
          </table:table-cell>
          <table:table-cell table:formula="of:=[.G11]-[.F11]" office:value-type="float" office:value="-5" calcext:value-type="float">
            <text:p>-5</text:p>
          </table:table-cell>
          <table:table-cell table:formula="of:=[.H11]-[.G11]" office:value-type="float" office:value="-1" calcext:value-type="float">
            <text:p>-1</text:p>
          </table:table-cell>
          <table:table-cell table:formula="of:=[.I11]-[.H11]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6"/>
          <table:table-cell table:formula="of:=[.G12]-[.F12]" office:value-type="float" office:value="-10" calcext:value-type="float">
            <text:p>-10</text:p>
          </table:table-cell>
          <table:table-cell table:formula="of:=[.H12]-[.G12]" office:value-type="float" office:value="4" calcext:value-type="float">
            <text:p>4</text:p>
          </table:table-cell>
          <table:table-cell table:formula="of:=[.I12]-[.H12]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table:number-columns-repeated="7"/>
          <table:table-cell table:formula="of:=[.H13]-[.G13]" office:value-type="float" office:value="14" calcext:value-type="float">
            <text:p>14</text:p>
          </table:table-cell>
          <table:table-cell table:formula="of:=[.I13]-[.H13]" office:value-type="float" office:value="-2" calcext:value-type="float">
            <text:p>-2</text:p>
          </table:table-cell>
          <table:table-cell table:number-columns-repeated="25"/>
        </table:table-row>
        <table:table-row table:style-name="ro1">
          <table:table-cell table:number-columns-repeated="8"/>
          <table:table-cell table:formula="of:=[.I14]-[.H14]" office:value-type="float" office:value="-16" calcext:value-type="float">
            <text:p>-16</text:p>
          </table:table-cell>
          <table:table-cell table:number-columns-repeated="25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formula="of:=[.C18]-[.B18]" office:value-type="float" office:value="4" calcext:value-type="float">
            <text:p>4</text:p>
          </table:table-cell>
          <table:table-cell table:formula="of:=[.D18]-[.C18]" office:value-type="float" office:value="3" calcext:value-type="float">
            <text:p>3</text:p>
          </table:table-cell>
          <table:table-cell table:formula="of:=[.E18]-[.D18]" office:value-type="float" office:value="4" calcext:value-type="float">
            <text:p>4</text:p>
          </table:table-cell>
          <table:table-cell table:formula="of:=[.F18]-[.E18]" office:value-type="float" office:value="4" calcext:value-type="float">
            <text:p>4</text:p>
          </table:table-cell>
          <table:table-cell table:formula="of:=[.G18]-[.F18]"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table:number-columns-repeated="3"/>
          <table:table-cell table:formula="of:=[.D19]-[.C19]" office:value-type="float" office:value="-1" calcext:value-type="float">
            <text:p>-1</text:p>
          </table:table-cell>
          <table:table-cell table:formula="of:=[.E19]-[.D19]" office:value-type="float" office:value="1" calcext:value-type="float">
            <text:p>1</text:p>
          </table:table-cell>
          <table:table-cell table:formula="of:=[.F19]-[.E19]" office:value-type="float" office:value="0" calcext:value-type="float">
            <text:p>0</text:p>
          </table:table-cell>
          <table:table-cell table:formula="of:=[.G19]-[.F19]" office:value-type="float" office:value="-1" calcext:value-type="float">
            <text:p>-1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[.E20]-[.D20]" office:value-type="float" office:value="2" calcext:value-type="float">
            <text:p>2</text:p>
          </table:table-cell>
          <table:table-cell table:formula="of:=[.F20]-[.E20]" office:value-type="float" office:value="-1" calcext:value-type="float">
            <text:p>-1</text:p>
          </table:table-cell>
          <table:table-cell table:formula="of:=[.G20]-[.F20]" office:value-type="float" office:value="-1" calcext:value-type="float">
            <text:p>-1</text:p>
          </table:table-cell>
          <table:table-cell table:number-columns-repeated="27"/>
        </table:table-row>
        <table:table-row table:style-name="ro1">
          <table:table-cell table:number-columns-repeated="5"/>
          <table:table-cell table:formula="of:=[.F21]-[.E21]" office:value-type="float" office:value="-3" calcext:value-type="float">
            <text:p>-3</text:p>
          </table:table-cell>
          <table:table-cell table:formula="of:=[.G21]-[.F21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6"/>
          <table:table-cell table:formula="of:=[.G22]-[.F22]" office:value-type="float" office:value="3" calcext:value-type="float">
            <text:p>3</text:p>
          </table:table-cell>
          <table:table-cell table:number-columns-repeated="27"/>
        </table:table-row>
        <table:table-row table:style-name="ro1" table:number-rows-repeated="9">
          <table:table-cell table:number-columns-repeated="34"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7"/>
        </table:table-row>
        <table:table-row table:style-name="ro1">
          <table:table-cell table:number-columns-repeated="2"/>
          <table:table-cell table:formula="of:=[.C34]-[.B34]" office:value-type="float" office:value="4" calcext:value-type="float">
            <text:p>4</text:p>
          </table:table-cell>
          <table:table-cell table:formula="of:=[.D34]-[.C34]" office:value-type="float" office:value="7" calcext:value-type="float">
            <text:p>7</text:p>
          </table:table-cell>
          <table:table-cell table:formula="of:=[.E34]-[.D34]" office:value-type="float" office:value="4" calcext:value-type="float">
            <text:p>4</text:p>
          </table:table-cell>
          <table:table-cell table:formula="of:=[.F34]-[.E34]" office:value-type="float" office:value="7" calcext:value-type="float">
            <text:p>7</text:p>
          </table:table-cell>
          <table:table-cell table:formula="of:=[.G34]-[.F34]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table:number-columns-repeated="3"/>
          <table:table-cell table:formula="of:=[.D35]-[.C35]" office:value-type="float" office:value="3" calcext:value-type="float">
            <text:p>3</text:p>
          </table:table-cell>
          <table:table-cell table:formula="of:=[.E35]-[.D35]" office:value-type="float" office:value="-3" calcext:value-type="float">
            <text:p>-3</text:p>
          </table:table-cell>
          <table:table-cell table:formula="of:=[.F35]-[.E35]" office:value-type="float" office:value="3" calcext:value-type="float">
            <text:p>3</text:p>
          </table:table-cell>
          <table:table-cell table:formula="of:=[.G35]-[.F35]" office:value-type="float" office:value="-3" calcext:value-type="float">
            <text:p>-3</text:p>
          </table:table-cell>
          <table:table-cell table:number-columns-repeated="27"/>
        </table:table-row>
      </table:table>
      <table:named-expressions>
        <table:named-range table:name="childWidth" table:base-cell-address="$Graph.$C$7" table:cell-range-address="$Child.$B$3"/>
        <table:named-range table:name="cornerAngle" table:base-cell-address="$Parent.$E$6" table:cell-range-address="$Parent.$E$7"/>
        <table:named-range table:name="currentChildRotation" table:base-cell-address="$calc.$B$3" table:cell-range-address="$calc.$B$3"/>
        <table:named-range table:name="PAF" table:base-cell-address="$calc.$B$10" table:cell-range-address="$calc.$B$10"/>
        <table:named-range table:name="PAFF" table:base-cell-address="$calc.$C$10" table:cell-range-address="$calc.$C$10"/>
        <table:named-range table:name="ParentCornerAngle" table:base-cell-address="$Parent.$E$6" table:cell-range-address="$Parent.$E$7"/>
        <table:named-range table:name="ParentFaceDistance" table:base-cell-address="$calc.$B$6" table:cell-range-address="$calc.$B$6"/>
        <table:named-range table:name="ParentFaces" table:base-cell-address="$Parent.$B$2" table:cell-range-address="$Parent.$B$2"/>
        <table:named-range table:name="ParentInternalAngle" table:base-cell-address="$Graph.$C$7" table:cell-range-address="$Parent.$E$6"/>
        <table:named-range table:name="parentRadians" table:base-cell-address="$Parent.$E$5" table:cell-range-address="$Parent.$E$5"/>
        <table:named-range table:name="parentRadius" table:base-cell-address="$Parent.$E$7" table:cell-range-address="$Parent.$E$8"/>
        <table:named-range table:name="ParentWidth" table:base-cell-address="$Parent.$B$3" table:cell-range-address="$Parent.$B$3"/>
        <table:named-range table:name="parentX" table:base-cell-address="$Parent.$B$5" table:cell-range-address="$Parent.$B$5"/>
        <table:named-range table:name="parentY" table:base-cell-address="$Parent.$B$6" table:cell-range-address="$Parent.$B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7">00/00/0000</text:date>, <text:time style:data-style-name="N2" text:time-value="13:41:53.1476413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09:36:21.214831618</meta:creation-date>
    <dc:date>2019-09-17T14:16:09.429199744</dc:date>
    <meta:editing-duration>PT5H36M24S</meta:editing-duration>
    <meta:editing-cycles>23</meta:editing-cycles>
    <meta:generator>LibreOffice/4.2.8.2$Linux_X86_64 LibreOffice_project/420m0$Build-2</meta:generator>
    <meta:document-statistic meta:table-count="5" meta:cell-count="3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05cm" svg:height="13.643cm" xlink:href=".." xlink:type="simple" chart:class="chart:scatter" chart:column-mapping="1 2 0" chart:style-name="ch1">
        <chart:plot-area chart:style-name="ch2" table:cell-range-address="Graph.B8:Graph.C8 Graph.C2:Graph.C7 Parent.B6:Parent.B6" svg:x="-0.031cm" svg:y="0.329cm" svg:width="13.556cm" svg:height="13.253cm">
          <chartooo:coordinate-region svg:x="0.59cm" svg:y="0.528cm" svg:width="12.748cm" svg:height="12.40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Graph.C8:Graph.C8" chart:class="chart:scatter">
            <chart:domain table:cell-range-address="Graph.B8:Graph.B8"/>
            <chart:data-point/>
          </chart:series>
          <chart:series chart:style-name="ch7" chart:values-cell-range-address="Graph.C2:Graph.C3" chart:class="chart:scatter">
            <chart:domain table:cell-range-address="Graph.B2:Graph.B3"/>
            <chart:data-point chart:repeated="2"/>
          </chart:series>
          <chart:series chart:style-name="ch8" chart:values-cell-range-address="Graph.C3:Graph.C7" chart:class="chart:scatter">
            <chart:domain table:cell-range-address="Graph.B3:Graph.B7"/>
            <chart:data-point chart:repeated="5"/>
          </chart:series>
          <chart:series chart:style-name="ch9" chart:values-cell-range-address="Parent.B6:Parent.B6" chart:class="chart:scatter">
            <chart:domain table:cell-range-address="Parent.B5:Parent.B5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1.8351990291746">
                <text:p>-21.8351990291746</text:p>
                <draw:g>
                  <svg:desc>Graph.B8:Graph.B8</svg:desc>
                </draw:g>
              </table:table-cell>
              <table:table-cell office:value-type="float" office:value="111.065317254944">
                <text:p>111.065317254944</text:p>
                <draw:g>
                  <svg:desc>Graph.C8:Graph.C8</svg:desc>
                </draw:g>
              </table:table-cell>
              <table:table-cell office:value-type="float" office:value="78.2842712474619">
                <text:p>78.2842712474619</text:p>
                <draw:g>
                  <svg:desc>Graph.B2:Graph.B3</svg:desc>
                </draw:g>
              </table:table-cell>
              <table:table-cell office:value-type="float" office:value="50">
                <text:p>50</text:p>
                <draw:g>
                  <svg:desc>Graph.C2:Graph.C3</svg:desc>
                </draw:g>
              </table:table-cell>
              <table:table-cell office:value-type="float" office:value="58.7403204889764">
                <text:p>58.7403204889764</text:p>
                <draw:g>
                  <svg:desc>Graph.B3:Graph.B7</svg:desc>
                </draw:g>
              </table:table-cell>
              <table:table-cell office:value-type="float" office:value="76.8999404785583">
                <text:p>76.8999404785583</text:p>
                <draw:g>
                  <svg:desc>Graph.C3:Graph.C7</svg:desc>
                </draw:g>
              </table:table-cell>
              <table:table-cell office:value-type="float" office:value="50">
                <text:p>50</text:p>
                <draw:g>
                  <svg:desc>Parent.B5:Parent.B5</svg:desc>
                </draw:g>
              </table:table-cell>
              <table:table-cell office:value-type="float" office:value="50">
                <text:p>50</text:p>
                <draw:g>
                  <svg:desc>Parent.B6:Parent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7403204889764">
                <text:p>58.7403204889764</text:p>
              </table:table-cell>
              <table:table-cell office:value-type="float" office:value="76.8999404785583">
                <text:p>76.8999404785583</text:p>
              </table:table-cell>
              <table:table-cell office:value-type="float" office:value="27.1175438872926">
                <text:p>27.1175438872926</text:p>
              </table:table-cell>
              <table:table-cell office:value-type="float" office:value="66.6250775110981">
                <text:p>66.6250775110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1175438872926">
                <text:p>27.1175438872926</text:p>
              </table:table-cell>
              <table:table-cell office:value-type="float" office:value="33.3749224889019">
                <text:p>33.3749224889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7403204889764">
                <text:p>58.7403204889764</text:p>
              </table:table-cell>
              <table:table-cell office:value-type="float" office:value="23.1000595214417">
                <text:p>23.1000595214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05cm" svg:height="13.643cm" xlink:href=".." xlink:type="simple" chart:class="chart:scatter" chart:column-mapping="1 2 0" chart:style-name="ch1">
        <chart:plot-area chart:style-name="ch2" table:cell-range-address="Graph.B8:Graph.C8 Graph.C2:Graph.C7 Parent.B6:Parent.B6" svg:x="-0.031cm" svg:y="0.329cm" svg:width="13.556cm" svg:height="13.253cm">
          <chartooo:coordinate-region svg:x="0.59cm" svg:y="0.528cm" svg:width="12.748cm" svg:height="12.40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Graph.C8:Graph.C8" chart:class="chart:scatter">
            <chart:domain table:cell-range-address="Graph.B8:Graph.B8"/>
            <chart:data-point/>
          </chart:series>
          <chart:series chart:style-name="ch7" chart:values-cell-range-address="Graph.C2:Graph.C3" chart:class="chart:scatter">
            <chart:domain table:cell-range-address="Graph.B2:Graph.B3"/>
            <chart:data-point chart:repeated="2"/>
          </chart:series>
          <chart:series chart:style-name="ch8" chart:values-cell-range-address="Graph.C3:Graph.C7" chart:class="chart:scatter">
            <chart:domain table:cell-range-address="Graph.B3:Graph.B7"/>
            <chart:data-point chart:repeated="5"/>
          </chart:series>
          <chart:series chart:style-name="ch9" chart:values-cell-range-address="Parent.B6:Parent.B6" chart:class="chart:scatter">
            <chart:domain table:cell-range-address="Parent.B5:Parent.B5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1.8351990291746">
                <text:p>-21.8351990291746</text:p>
                <draw:g>
                  <svg:desc>Graph.B8:Graph.B8</svg:desc>
                </draw:g>
              </table:table-cell>
              <table:table-cell office:value-type="float" office:value="111.065317254944">
                <text:p>111.065317254944</text:p>
                <draw:g>
                  <svg:desc>Graph.C8:Graph.C8</svg:desc>
                </draw:g>
              </table:table-cell>
              <table:table-cell office:value-type="float" office:value="78.2842712474619">
                <text:p>78.2842712474619</text:p>
                <draw:g>
                  <svg:desc>Graph.B2:Graph.B3</svg:desc>
                </draw:g>
              </table:table-cell>
              <table:table-cell office:value-type="float" office:value="50">
                <text:p>50</text:p>
                <draw:g>
                  <svg:desc>Graph.C2:Graph.C3</svg:desc>
                </draw:g>
              </table:table-cell>
              <table:table-cell office:value-type="float" office:value="58.7403204889764">
                <text:p>58.7403204889764</text:p>
                <draw:g>
                  <svg:desc>Graph.B3:Graph.B7</svg:desc>
                </draw:g>
              </table:table-cell>
              <table:table-cell office:value-type="float" office:value="76.8999404785583">
                <text:p>76.8999404785583</text:p>
                <draw:g>
                  <svg:desc>Graph.C3:Graph.C7</svg:desc>
                </draw:g>
              </table:table-cell>
              <table:table-cell office:value-type="float" office:value="50">
                <text:p>50</text:p>
                <draw:g>
                  <svg:desc>Parent.B5:Parent.B5</svg:desc>
                </draw:g>
              </table:table-cell>
              <table:table-cell office:value-type="float" office:value="50">
                <text:p>50</text:p>
                <draw:g>
                  <svg:desc>Parent.B6:Parent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7403204889764">
                <text:p>58.7403204889764</text:p>
              </table:table-cell>
              <table:table-cell office:value-type="float" office:value="76.8999404785583">
                <text:p>76.8999404785583</text:p>
              </table:table-cell>
              <table:table-cell office:value-type="float" office:value="27.1175438872926">
                <text:p>27.1175438872926</text:p>
              </table:table-cell>
              <table:table-cell office:value-type="float" office:value="66.6250775110981">
                <text:p>66.6250775110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1175438872926">
                <text:p>27.1175438872926</text:p>
              </table:table-cell>
              <table:table-cell office:value-type="float" office:value="33.3749224889019">
                <text:p>33.3749224889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7403204889764">
                <text:p>58.7403204889764</text:p>
              </table:table-cell>
              <table:table-cell office:value-type="float" office:value="23.1000595214417">
                <text:p>23.1000595214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